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198a8a"/>
      <style:text-properties style:use-window-font-color="tru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C LOCAL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2" office:value-type="string" calcext:value-type="string">
            <text:p>T. secuencial n= 15000</text:p>
          </table:table-cell>
          <table:table-cell table:style-name="ce2" office:value-type="string" calcext:value-type="string">
            <text:p>T. secuencial n= 30000</text:p>
          </table:table-cell>
          <table:table-cell table:style-name="ce2" office:value-type="string" calcext:value-type="string">
            <text:p>T.paralelo_b n=15000</text:p>
          </table:table-cell>
          <table:table-cell table:style-name="ce2" office:value-type="string" calcext:value-type="string">
            <text:p>T. paralelo_b n= 30000</text:p>
          </table:table-cell>
          <table:table-cell table:style-name="ce2" office:value-type="string" calcext:value-type="string">
            <text:p>Ganancia n= 15000</text:p>
          </table:table-cell>
          <table:table-cell table:style-name="ce2" office:value-type="string" calcext:value-type="string">
            <text:p>Ganancia n=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62085" calcext:value-type="float">
            <text:p>0,128062085</text:p>
          </table:table-cell>
          <table:table-cell office:value-type="float" office:value="0.51359133" calcext:value-type="float">
            <text:p>0,51359133</text:p>
          </table:table-cell>
          <table:table-cell office:value-type="float" office:value="0.128834594" calcext:value-type="float">
            <text:p>0,128834594</text:p>
          </table:table-cell>
          <table:table-cell office:value-type="float" office:value="0.526734485" calcext:value-type="float">
            <text:p>0,526734485</text:p>
          </table:table-cell>
          <table:table-cell table:formula="of:=[.B3]/[.D3]" office:value-type="float" office:value="0.994003869799132" calcext:value-type="float">
            <text:p>0,9940038698</text:p>
          </table:table-cell>
          <table:table-cell table:formula="of:=[.C3]/[.E3]" office:value-type="float" office:value="0.975047855467447" calcext:value-type="float">
            <text:p>0,9750478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7601404" calcext:value-type="float">
            <text:p>0,127601404</text:p>
          </table:table-cell>
          <table:table-cell office:value-type="float" office:value="0.512622451" calcext:value-type="float">
            <text:p>0,512622451</text:p>
          </table:table-cell>
          <table:table-cell office:value-type="float" office:value="0.130717208" calcext:value-type="float">
            <text:p>0,130717208</text:p>
          </table:table-cell>
          <table:table-cell office:value-type="float" office:value="0.530521872" calcext:value-type="float">
            <text:p>0,530521872</text:p>
          </table:table-cell>
          <table:table-cell table:formula="of:=[.B4]/[.D4]" office:value-type="float" office:value="0.976163780976717" calcext:value-type="float">
            <text:p>0,976163781</text:p>
          </table:table-cell>
          <table:table-cell table:formula="of:=[.C4]/[.E4]" office:value-type="float" office:value="0.966260729397411" calcext:value-type="float">
            <text:p>0,9662607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8039856" calcext:value-type="float">
            <text:p>0,138039856</text:p>
          </table:table-cell>
          <table:table-cell office:value-type="float" office:value="0.51694055" calcext:value-type="float">
            <text:p>0,51694055</text:p>
          </table:table-cell>
          <table:table-cell office:value-type="float" office:value="0.130564408" calcext:value-type="float">
            <text:p>0,130564408</text:p>
          </table:table-cell>
          <table:table-cell office:value-type="float" office:value="0.53815919" calcext:value-type="float">
            <text:p>0,53815919</text:p>
          </table:table-cell>
          <table:table-cell table:formula="of:=[.B5]/[.D5]" office:value-type="float" office:value="1.05725486841713" calcext:value-type="float">
            <text:p>1,0572548684</text:p>
          </table:table-cell>
          <table:table-cell table:formula="of:=[.C5]/[.E5]" office:value-type="float" office:value="0.960571815190966" calcext:value-type="float">
            <text:p>0,960571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124697" calcext:value-type="float">
            <text:p>0,129124697</text:p>
          </table:table-cell>
          <table:table-cell office:value-type="float" office:value="0.513902906" calcext:value-type="float">
            <text:p>0,513902906</text:p>
          </table:table-cell>
          <table:table-cell office:value-type="float" office:value="0.132689103" calcext:value-type="float">
            <text:p>0,132689103</text:p>
          </table:table-cell>
          <table:table-cell office:value-type="float" office:value="0.53831567" calcext:value-type="float">
            <text:p>0,53831567</text:p>
          </table:table-cell>
          <table:table-cell table:formula="of:=[.B6]/[.D6]" office:value-type="float" office:value="0.973137161082474" calcext:value-type="float">
            <text:p>0,9731371611</text:p>
          </table:table-cell>
          <table:table-cell table:formula="of:=[.C6]/[.E6]" office:value-type="float" office:value="0.954649724389409" calcext:value-type="float">
            <text:p>0,954649724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TCGRID</text:p>
          </table:table-cell>
          <table:table-cell table:style-name="ce3" table:number-columns-repeated="2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N.º threads</text:p>
          </table:table-cell>
          <table:table-cell table:style-name="ce2" office:value-type="string" calcext:value-type="string">
            <text:p>T. secuencial n= 15000</text:p>
          </table:table-cell>
          <table:table-cell table:style-name="ce2" office:value-type="string" calcext:value-type="string">
            <text:p>T. secuencial n= 30000</text:p>
          </table:table-cell>
          <table:table-cell table:style-name="ce2" office:value-type="string" calcext:value-type="string">
            <text:p>T.paralelo_b n=15000</text:p>
          </table:table-cell>
          <table:table-cell table:style-name="ce2" office:value-type="string" calcext:value-type="string">
            <text:p>T. paralelo_b n= 30000</text:p>
          </table:table-cell>
          <table:table-cell table:style-name="ce2" office:value-type="string" calcext:value-type="string">
            <text:p>Ganancia n= 15000</text:p>
          </table:table-cell>
          <table:table-cell table:style-name="ce2" office:value-type="string" calcext:value-type="string">
            <text:p>Ganancia n= 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0565301" calcext:value-type="float">
            <text:p>0,300565301</text:p>
          </table:table-cell>
          <table:table-cell office:value-type="float" office:value="1.063010955" calcext:value-type="float">
            <text:p>1,063010955</text:p>
          </table:table-cell>
          <table:table-cell office:value-type="float" office:value="0.307134538" calcext:value-type="float">
            <text:p>0,307134538</text:p>
          </table:table-cell>
          <table:table-cell office:value-type="float" office:value="1.229331698" calcext:value-type="float">
            <text:p>1,229331698</text:p>
          </table:table-cell>
          <table:table-cell table:formula="of:= [.B11]/[.D11]" office:value-type="float" office:value="0.978611207183739" calcext:value-type="float">
            <text:p>0,9786112072</text:p>
          </table:table-cell>
          <table:table-cell table:formula="of:=[.C11]/[.E11]" office:value-type="float" office:value="0.864706373983045" calcext:value-type="float">
            <text:p>0,864706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0927848" calcext:value-type="float">
            <text:p>0,300927848</text:p>
          </table:table-cell>
          <table:table-cell office:value-type="float" office:value="1.060922933" calcext:value-type="float">
            <text:p>1,060922933</text:p>
          </table:table-cell>
          <table:table-cell office:value-type="float" office:value="0.307075062" calcext:value-type="float">
            <text:p>0,307075062</text:p>
          </table:table-cell>
          <table:table-cell office:value-type="float" office:value="1.227536286" calcext:value-type="float">
            <text:p>1,227536286</text:p>
          </table:table-cell>
          <table:table-cell table:formula="of:=[.B12]/[.D12]" office:value-type="float" office:value="0.979981396209895" calcext:value-type="float">
            <text:p>0,9799813962</text:p>
          </table:table-cell>
          <table:table-cell table:formula="of:=[.C12]/[.E12]" office:value-type="float" office:value="0.864270119832531" calcext:value-type="float">
            <text:p>0,8642701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096299" calcext:value-type="float">
            <text:p>0,30096299</text:p>
          </table:table-cell>
          <table:table-cell office:value-type="float" office:value="1.106476382" calcext:value-type="float">
            <text:p>1,106476382</text:p>
          </table:table-cell>
          <table:table-cell office:value-type="float" office:value="0.304957707" calcext:value-type="float">
            <text:p>0,304957707</text:p>
          </table:table-cell>
          <table:table-cell office:value-type="float" office:value="1.229016861" calcext:value-type="float">
            <text:p>1,229016861</text:p>
          </table:table-cell>
          <table:table-cell table:formula="of:= [.B13]/[.D13]" office:value-type="float" office:value="0.986900750798208" calcext:value-type="float">
            <text:p>0,9869007508</text:p>
          </table:table-cell>
          <table:table-cell table:formula="of:=[.C13]/[.E13]" office:value-type="float" office:value="0.900293899222592" calcext:value-type="float">
            <text:p>0,9002938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0845404" calcext:value-type="float">
            <text:p>0,300845404</text:p>
          </table:table-cell>
          <table:table-cell office:value-type="float" office:value="1.057338387" calcext:value-type="float">
            <text:p>1,057338387</text:p>
          </table:table-cell>
          <table:table-cell office:value-type="float" office:value="0.308537879" calcext:value-type="float">
            <text:p>0,308537879</text:p>
          </table:table-cell>
          <table:table-cell office:value-type="float" office:value="1.230839826" calcext:value-type="float">
            <text:p>1,230839826</text:p>
          </table:table-cell>
          <table:table-cell table:formula="of:=[.B14]/[.D14]" office:value-type="float" office:value="0.975067972124097" calcext:value-type="float">
            <text:p>0,9750679721</text:p>
          </table:table-cell>
          <table:table-cell table:formula="of:=[.C14]/[.E14]" office:value-type="float" office:value="0.859038166189465" calcext:value-type="float">
            <text:p>0,8590381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0865146" calcext:value-type="float">
            <text:p>0,300865146</text:p>
          </table:table-cell>
          <table:table-cell office:value-type="float" office:value="1.060292289" calcext:value-type="float">
            <text:p>1,060292289</text:p>
          </table:table-cell>
          <table:table-cell office:value-type="float" office:value="0.306556104" calcext:value-type="float">
            <text:p>0,306556104</text:p>
          </table:table-cell>
          <table:table-cell office:value-type="float" office:value="3.153241934" calcext:value-type="float">
            <text:p>3,153241934</text:p>
          </table:table-cell>
          <table:table-cell table:formula="of:= [.B15]/[.D15]" office:value-type="float" office:value="0.981435835314504" calcext:value-type="float">
            <text:p>0,9814358353</text:p>
          </table:table-cell>
          <table:table-cell table:formula="of:=[.C15]/[.E15]" office:value-type="float" office:value="0.336254658282748" calcext:value-type="float">
            <text:p>0,3362546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0876778" calcext:value-type="float">
            <text:p>0,300876778</text:p>
          </table:table-cell>
          <table:table-cell office:value-type="float" office:value="1.063074757" calcext:value-type="float">
            <text:p>1,063074757</text:p>
          </table:table-cell>
          <table:table-cell office:value-type="float" office:value="0.304995175" calcext:value-type="float">
            <text:p>0,304995175</text:p>
          </table:table-cell>
          <table:table-cell office:value-type="float" office:value="1.227987049" calcext:value-type="float">
            <text:p>1,227987049</text:p>
          </table:table-cell>
          <table:table-cell table:formula="of:=[.B16]/[.D16]" office:value-type="float" office:value="0.986496845400915" calcext:value-type="float">
            <text:p>0,9864968454</text:p>
          </table:table-cell>
          <table:table-cell table:formula="of:=[.C16]/[.E16]" office:value-type="float" office:value="0.865705186276765" calcext:value-type="float">
            <text:p>0,8657051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0877428" calcext:value-type="float">
            <text:p>0,300877428</text:p>
          </table:table-cell>
          <table:table-cell office:value-type="float" office:value="1.060765057" calcext:value-type="float">
            <text:p>1,060765057</text:p>
          </table:table-cell>
          <table:table-cell office:value-type="float" office:value="0.306921952" calcext:value-type="float">
            <text:p>0,306921952</text:p>
          </table:table-cell>
          <table:table-cell office:value-type="float" office:value="1.226203377" calcext:value-type="float">
            <text:p>1,226203377</text:p>
          </table:table-cell>
          <table:table-cell table:formula="of:= [.B17]/[.D17]" office:value-type="float" office:value="0.980305989973633" calcext:value-type="float">
            <text:p>0,98030599</text:p>
          </table:table-cell>
          <table:table-cell table:formula="of:=[.C17]/[.E17]" office:value-type="float" office:value="0.865080847840464" calcext:value-type="float">
            <text:p>0,8650808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0753415" calcext:value-type="float">
            <text:p>0,300753415</text:p>
          </table:table-cell>
          <table:table-cell office:value-type="float" office:value="1.063553376" calcext:value-type="float">
            <text:p>1,063553376</text:p>
          </table:table-cell>
          <table:table-cell office:value-type="float" office:value="0.30701887" calcext:value-type="float">
            <text:p>0,30701887</text:p>
          </table:table-cell>
          <table:table-cell office:value-type="float" office:value="1.229241671" calcext:value-type="float">
            <text:p>1,229241671</text:p>
          </table:table-cell>
          <table:table-cell table:formula="of:=[.B18]/[.D18]" office:value-type="float" office:value="0.97959260614828" calcext:value-type="float">
            <text:p>0,9795926061</text:p>
          </table:table-cell>
          <table:table-cell table:formula="of:=[.C18]/[.E18]" office:value-type="float" office:value="0.865210967941551" calcext:value-type="float">
            <text:p>0,8652109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095872" calcext:value-type="float">
            <text:p>0,30095872</text:p>
          </table:table-cell>
          <table:table-cell office:value-type="float" office:value="1.063478892" calcext:value-type="float">
            <text:p>1,063478892</text:p>
          </table:table-cell>
          <table:table-cell office:value-type="float" office:value="0.306386072" calcext:value-type="float">
            <text:p>0,306386072</text:p>
          </table:table-cell>
          <table:table-cell office:value-type="float" office:value="1.226949907" calcext:value-type="float">
            <text:p>1,226949907</text:p>
          </table:table-cell>
          <table:table-cell table:formula="of:= [.B19]/[.D19]" office:value-type="float" office:value="0.982285904954583" calcext:value-type="float">
            <text:p>0,982285905</text:p>
          </table:table-cell>
          <table:table-cell table:formula="of:=[.C19]/[.E19]" office:value-type="float" office:value="0.866766349573553" calcext:value-type="float">
            <text:p>0,8667663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0673505" calcext:value-type="float">
            <text:p>0,300673505</text:p>
          </table:table-cell>
          <table:table-cell office:value-type="float" office:value="1.063492631" calcext:value-type="float">
            <text:p>1,063492631</text:p>
          </table:table-cell>
          <table:table-cell office:value-type="float" office:value="0.30677491" calcext:value-type="float">
            <text:p>0,30677491</text:p>
          </table:table-cell>
          <table:table-cell office:value-type="float" office:value="1.227968697" calcext:value-type="float">
            <text:p>1,227968697</text:p>
          </table:table-cell>
          <table:table-cell table:formula="of:=[.B20]/[.D20]" office:value-type="float" office:value="0.980111134251494" calcext:value-type="float">
            <text:p>0,9801111343</text:p>
          </table:table-cell>
          <table:table-cell table:formula="of:=[.C20]/[.E20]" office:value-type="float" office:value="0.866058421194429" calcext:value-type="float">
            <text:p>0,8660584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0875442" calcext:value-type="float">
            <text:p>0,300875442</text:p>
          </table:table-cell>
          <table:table-cell office:value-type="float" office:value="1.06366945" calcext:value-type="float">
            <text:p>1,06366945</text:p>
          </table:table-cell>
          <table:table-cell office:value-type="float" office:value="0.306570725" calcext:value-type="float">
            <text:p>0,306570725</text:p>
          </table:table-cell>
          <table:table-cell office:value-type="float" office:value="3.043932251" calcext:value-type="float">
            <text:p>3,043932251</text:p>
          </table:table-cell>
          <table:table-cell table:formula="of:= [.B21]/[.D21]" office:value-type="float" office:value="0.9814226130039" calcext:value-type="float">
            <text:p>0,981422613</text:p>
          </table:table-cell>
          <table:table-cell table:formula="of:=[.C21]/[.E21]" office:value-type="float" office:value="0.349439265493035" calcext:value-type="float">
            <text:p>0,3494392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0875756" calcext:value-type="float">
            <text:p>0,300875756</text:p>
          </table:table-cell>
          <table:table-cell office:value-type="float" office:value="1.063350755" calcext:value-type="float">
            <text:p>1,063350755</text:p>
          </table:table-cell>
          <table:table-cell office:value-type="float" office:value="0.306428511" calcext:value-type="float">
            <text:p>0,306428511</text:p>
          </table:table-cell>
          <table:table-cell office:value-type="float" office:value="1.227753833" calcext:value-type="float">
            <text:p>1,227753833</text:p>
          </table:table-cell>
          <table:table-cell table:formula="of:=[.B22]/[.D22]" office:value-type="float" office:value="0.981879117638632" calcext:value-type="float">
            <text:p>0,9818791176</text:p>
          </table:table-cell>
          <table:table-cell table:formula="of:=[.C22]/[.E22]" office:value-type="float" office:value="0.866094429045045" calcext:value-type="float">
            <text:p>0,86609442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8:54:26.375359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8:09:43.440998399</meta:creation-date>
    <dc:date>2018-04-19T19:03:48.689847816</dc:date>
    <meta:editing-duration>PT25M3S</meta:editing-duration>
    <meta:editing-cycles>9</meta:editing-cycles>
    <meta:generator>LibreOffice/5.1.6.2$Linux_X86_64 LibreOffice_project/10m0$Build-2</meta:generator>
    <meta:document-statistic meta:table-count="1" meta:cell-count="145" meta:object-count="0"/>
  </office:meta>
</office:document-meta>
</file>